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4"/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 style:list-style-name="L4">
      <style:text-properties fo:language="ru" fo:country="RU"/>
    </style:style>
    <style:style style:name="P12" style:family="paragraph" style:parent-style-name="Text_20_body" style:list-style-name="L5">
      <style:text-properties fo:language="ru" fo:country="RU" fo:font-weight="normal" style:font-weight-asian="normal" style:font-weight-complex="normal"/>
    </style:style>
    <style:style style:name="P13" style:family="paragraph" style:parent-style-name="Text_20_body" style:list-style-name="L5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5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Heading_20_1" style:list-style-name="">
      <style:paragraph-properties fo:text-align="justify" style:justify-single-word="false"/>
      <style:text-properties fo:language="ru" fo:country="RU"/>
    </style:style>
    <style:style style:name="P16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17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3">
      <style:text-properties fo:font-weight="bold" style:font-weight-asian="bold" style:font-weight-complex="bold"/>
    </style:style>
    <style:style style:name="P20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>Еремеев А. 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ет по курсовой работе</text:p>
      <text:p text:style-name="P4">«Система строгой аутентификации для ОС МСВС 3.0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5">2014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7">1. Введение<text:tab/>3</text:p>
          <text:p text:style-name="P20">1.1. Постановка задачи<text:tab/>3</text:p>
          <text:p text:style-name="P17">2. Реализация<text:tab/>3</text:p>
          <text:p text:style-name="P20">2.1. PAM-модуль pam_twofactor_auth<text:tab/>3</text:p>
          <text:p text:style-name="P21">2.1.1. Алгоритм работы модуля pam_twofactor_auth<text:tab/>3</text:p>
          <text:p text:style-name="P21">2.1.2. Детали реализации модуля pam_twofactor_auth<text:tab/>4</text:p>
          <text:p text:style-name="P20">2.2. Генератор ключей aes_generate<text:tab/>4</text:p>
          <text:p text:style-name="P17">3. Результаты<text:tab/>4</text:p>
          <text:p text:style-name="P17">4. Заключение<text:tab/>4</text:p>
          <text:p text:style-name="P17">5. Ссылки<text:tab/>4</text:p>
        </text:index-body>
      </text:table-of-content>
      <text:h text:style-name="P15" text:outline-level="1"/>
      <text:h text:style-name="P16" text:outline-level="1">1. Введение</text:h>
      <text:h text:style-name="Heading_20_2" text:outline-level="2">1.1. Постановка задачи</text:h>
      <text:p text:style-name="Text_20_body"><text:tab/>Требуется разработать средство обеспечения двухфакторной аутентификации (в формате PAM модуля) пользователя в операционной системе МСВС 3.0 на основе предъявления им:</text:p>
      <text:list xml:id="list36173304" text:style-name="L1">
        <text:list-item>
          <text:p text:style-name="P7">внешнего USB устройства с заданным серийным номером;</text:p>
        </text:list-item>
        <text:list-item>
          <text:p text:style-name="P7">пароля;</text:p>
        </text:list-item>
        <text:list-item>
          <text:p text:style-name="P7">ключа пользователя (256 бит), зашифрованного на пароле, хранящегося на USB устройстве.</text:p>
        </text:list-item>
      </text:list>
      <text:p text:style-name="Text_20_body"/>
      <text:p text:style-name="Text_20_body"><text:tab/>Аутентификация должна включать следующую последовательность действий:</text:p>
      <text:list xml:id="list36167623" text:style-name="L2">
        <text:list-item>
          <text:p text:style-name="P8">USB устройство присоединяется к ПЭВМ;</text:p>
        </text:list-item>
        <text:list-item>
          <text:p text:style-name="P8">пользователь вводит локальное имя;</text:p>
        </text:list-item>
        <text:list-item>
          <text:p text:style-name="P8">проверяется соответствие имени серийному номеру устройства;</text:p>
        </text:list-item>
        <text:list-item>
          <text:p text:style-name="P8">пользователь вводит пароль;</text:p>
        </text:list-item>
        <text:list-item>
          <text:p text:style-name="P8">зашифрованный ключ пользователя считывается из USB устройства;</text:p>
        </text:list-item>
        <text:list-item>
          <text:p text:style-name="P8">с использованием пароля производится расшифровка ключа.</text:p>
        </text:list-item>
      </text:list>
      <text:p text:style-name="Text_20_body"/>
      <text:p text:style-name="Text_20_body"><text:tab/>Далее должна используется стандартная процедура аутентификации, где в качестве пароля используется ключ. При неправильно введенном пароле выполняется повторный его ввод. Если число ошибок превышает заданный порог, учетная запись блокируется.</text:p>
      <text:h text:style-name="Heading_20_1" text:outline-level="1"/>
      <text:h text:style-name="Heading_20_1" text:outline-level="1">2. Реализация</text:h>
      <text:p text:style-name="Text_20_body"><text:tab/><text:span text:style-name="T1">Были разработаны </text:span><text:span text:style-name="T4">PAM-</text:span><text:span text:style-name="T1">модуль </text:span><text:span text:style-name="T9">pam_twofactor_auth</text:span><text:span text:style-name="T4"> </text:span><text:span text:style-name="T1">и генератор ключей </text:span><text:span text:style-name="T9">aes_generate</text:span><text:span text:style-name="T1">.</text:span></text:p>
      <text:p text:style-name="Text_20_body"><text:span text:style-name="T1"/></text:p>
      <text:h text:style-name="P18" text:outline-level="2">2.1. PAM-<text:span text:style-name="T1">модуль </text:span>pam_twofactor_auth</text:h>
      <text:h text:style-name="Heading_20_3" text:outline-level="3"><text:span text:style-name="T1">2.1.1. Алгоритм работы модуля </text:span><text:span text:style-name="T4">pam_twofactor_auth</text:span></text:h>
      <text:list xml:id="list36270698" text:style-name="L4">
        <text:list-item>
          <text:p text:style-name="P9"><text:span text:style-name="T1">Получить имя пользователя функцией </text:span><text:span text:style-name="T5">pam_get_user</text:span><text:span text:style-name="T4">.</text:span></text:p>
        </text:list-item>
        <text:list-item>
          <text:p text:style-name="P9"><text:span text:style-name="T1">Узнать, используя файл </text:span><text:span text:style-name="T2">/</text:span><text:span text:style-name="T5">etc/u2sn</text:span><text:span text:style-name="T7">, </text:span><text:span text:style-name="T3">какому серийному номеру </text:span><text:span text:style-name="T7">USB </text:span><text:span text:style-name="T3">устройства соответствует имя пользователя. Если соответствие для пользователя не задано или файл </text:span><text:span text:style-name="T2">/</text:span><text:span text:style-name="T5">etc/u2sn</text:span><text:span text:style-name="T7"> </text:span><text:span text:style-name="T3">не существует, выдать об этом сообщение и перейти к шагу 1.</text:span></text:p>
        </text:list-item>
        <text:list-item>
          <text:p text:style-name="P9"><text:span text:style-name="T3">По серийному номеру </text:span><text:span text:style-name="T7">USB </text:span><text:span text:style-name="T3">устройства, вычислить какому блочному устройству оно соответствует (например, </text:span><text:span text:style-name="T5">/dev/sdc</text:span><text:span text:style-name="T7">).</text:span></text:p>
        </text:list-item>
        <text:list-item>
          <text:p text:style-name="P11"><text:span text:style-name="T10">Проверить, есть ли у полученного блочного устройства разделы (например, </text:span><text:span text:style-name="T12">/</text:span><text:span text:style-name="T5">dev/sdc1</text:span><text:span text:style-name="T7">, </text:span><text:span text:style-name="T5">/dev/sdc2</text:span><text:span text:style-name="T7">). </text:span><text:span text:style-name="T10">Если нет, то считать разделом </text:span><text:span text:style-name="T12">/</text:span><text:span text:style-name="T5">dev/sdc</text:span><text:span text:style-name="T7">.</text:span></text:p>
        </text:list-item>
        <text:list-item>
          <text:p text:style-name="P11"><text:span text:style-name="T10">Проверить в файле </text:span><text:span text:style-name="T12">/</text:span><text:span text:style-name="T5">etc/mtab</text:span><text:span text:style-name="T7"> </text:span><text:span text:style-name="T10">примонтированы ли какие-нибудь разделы </text:span><text:span text:style-name="T7">USB </text:span><text:span text:style-name="T10">устройства. Если да, то на тех, которые примонтированы проверить наличие файла </text:span><text:span text:style-name="T5">ptfa.key</text:span><text:span text:style-name="T7">. </text:span><text:span text:style-name="T10">Если этот файл будет обнаружен, прервать проверку и перейти к шагу 7. Иначе, перейти к шагу 6.</text:span></text:p>
        </text:list-item>
        <text:list-item>
          <text:p text:style-name="P11"><text:soft-page-break/><text:span text:style-name="T10">По очереди монтировать непримонтированные разделы </text:span><text:span text:style-name="T7">USB </text:span><text:span text:style-name="T10">устройства и проверять наличие файлы </text:span><text:span text:style-name="T5">ptfa.key</text:span><text:span text:style-name="T7">.</text:span></text:p>
        </text:list-item>
        <text:list-item>
          <text:p text:style-name="P11"><text:span text:style-name="T10">Если на шаге 5 или на шаге 6 был обнаружен файл </text:span><text:span text:style-name="T6">ptfa.key</text:span><text:span text:style-name="T8">, </text:span><text:span text:style-name="T11">прочитать его содержимое. Иначе сообщить об ошибке аутентификации.</text:span></text:p>
        </text:list-item>
        <text:list-item>
          <text:p text:style-name="P11"><text:span text:style-name="T11">Запросить пароль (средствами </text:span><text:span text:style-name="T8">PAM)</text:span><text:span text:style-name="T11">. Если введенным паролем не удастся расшифровать содержимое ключа, повторить шаг 8. Максимальное число повторений ограничено константой. После того, как попытки будут потрачены, отклонить аутентификацию.</text:span></text:p>
        </text:list-item>
        <text:list-item>
          <text:p text:style-name="P11"><text:span text:style-name="T11">Задать расшифрованный паролем ключ в качестве </text:span><text:span text:style-name="T6">PAM_AUTHTOK</text:span><text:span text:style-name="T8"> (</text:span><text:span text:style-name="T11">таким образом, следующий модуль аутентификации сможет использовать его в качестве пароля</text:span><text:span text:style-name="T8">). </text:span><text:span text:style-name="T11">Разрешить аутентификацию.</text:span></text:p>
        </text:list-item>
      </text:list>
      <text:p text:style-name="P10"><text:span text:style-name="T11"/></text:p>
      <text:h text:style-name="P19" text:outline-level="3"><text:span text:style-name="T10">2.</text:span><text:span text:style-name="T3">1.2. Детали реализации модуля </text:span><text:span text:style-name="T7">pam_twofactor_auth</text:span></text:h>
      <text:list xml:id="list36713890" text:style-name="L5">
        <text:list-item>
          <text:p text:style-name="P12"><text:span text:style-name="T10">Файл </text:span><text:span text:style-name="T12">/</text:span><text:span text:style-name="T5">etc/u2sn</text:span><text:span text:style-name="T7">, </text:span><text:span text:style-name="T10">упомянутый на шаге 2 алгоритма работы модуля</text:span><text:span text:style-name="T7">,</text:span><text:span text:style-name="T10"> </text:span><text:span text:style-name="T7">к</text:span><text:span text:style-name="T10">онтролирует системный администратор. Этот файл</text:span><text:span text:style-name="T7"> </text:span><text:span text:style-name="T10">является текстовым, каждая строка имеет следующий вид:</text:span></text:p>
          <text:p text:style-name="P13"><text:span text:style-name="T4">&lt;</text:span>имя_пользователя<text:span text:style-name="T4">&gt;  &lt;</text:span>серийный_номер_<text:span text:style-name="T4">USB_</text:span>устройства<text:span text:style-name="T4">&gt;</text:span></text:p>
        </text:list-item>
        <text:list-item>
          <text:p text:style-name="P14"><text:span text:style-name="T4">...</text:span></text:p>
        </text:list-item>
      </text:list>
      <text:h text:style-name="Heading_20_2" text:outline-level="2"><text:span text:style-name="T4">2.2. </text:span><text:span text:style-name="T1">Генератор ключей </text:span><text:span text:style-name="T4">aes_generate</text:span></text:h>
      <text:h text:style-name="Heading_20_1" text:outline-level="1">3. Результаты</text:h>
      <text:h text:style-name="Heading_20_1" text:outline-level="1">4. Заключение</text:h>
      <text:h text:style-name="Heading_20_1" text:outline-level="1">5. Ссылки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6cm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6cm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7cm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4-05-22T16:59:39.60</dc:date>
    <meta:editing-duration>PT15H41M36S</meta:editing-duration>
    <meta:editing-cycles>685</meta:editing-cycles>
    <meta:generator>LibreOffice/3.5$Windows_x86 LibreOffice_project/7e68ba2-a744ebf-1f241b7-c506db1-7d53735</meta:generator>
    <meta:printed-by>tsar </meta:printed-by>
    <meta:print-date>2013-04-30T15:24:50</meta:print-date>
    <meta:document-statistic meta:table-count="0" meta:image-count="0" meta:object-count="0" meta:page-count="4" meta:paragraph-count="57" meta:word-count="451" meta:character-count="2060" meta:non-whitespace-character-count="3093"/>
  </office:meta>
</office:document-meta>
</file>